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bf55" officeooo:paragraph-rsid="0018bf55"/>
    </style:style>
    <style:style style:name="P2" style:family="paragraph" style:parent-style-name="Standard">
      <style:text-properties officeooo:rsid="0018bf55" officeooo:paragraph-rsid="001c128e"/>
    </style:style>
    <style:style style:name="P3" style:family="paragraph" style:parent-style-name="Standard">
      <style:text-properties officeooo:rsid="001c128e" officeooo:paragraph-rsid="001c128e"/>
    </style:style>
    <style:style style:name="P4" style:family="paragraph" style:parent-style-name="Standard">
      <style:text-properties officeooo:rsid="0010c525" officeooo:paragraph-rsid="001da6d7"/>
    </style:style>
    <style:style style:name="T1" style:family="text">
      <style:text-properties officeooo:rsid="001c2990"/>
    </style:style>
    <style:style style:name="T2" style:family="text">
      <style:text-properties officeooo:rsid="0021ae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n test for an sound search tool. You can search for a particular sound by uploading a few rough examples e.g. voice imitations. You'll need to install the software from the provided link first. Then you'll complete three simples tasks using the software. In the end you will fill out a brief survey, rating your experience. </text:p>
      <text:p text:style-name="P1"/>
      <text:p text:style-name="P1"/>
      <text:p text:style-name="P4">air_conditioner</text:p>
      <text:p text:style-name="P4">car_horn</text:p>
      <text:p text:style-name="P4">children_playing</text:p>
      <text:p text:style-name="P4">dog_bark</text:p>
      <text:p text:style-name="P4">drilling</text:p>
      <text:p text:style-name="P4">engine_idling</text:p>
      <text:p text:style-name="P4">gun_shot<text:span text:style-name="T2">7</text:span></text:p>
      <text:p text:style-name="P4"/>
      <text:p text:style-name="P4">jackhammer</text:p>
      <text:p text:style-name="P4">siren</text:p>
      <text:p text:style-name="P4">street_music</text:p>
      <text:p text:style-name="P1"/>
      <text:p text:style-name="P3">Task A. Choose one of the following sounds. Upload your own imitation (using voice, objects, anything you can find around you) of the sound and try to find the target sound using the software. <text:s/>You'll be able to upload one or more samples as you like. </text:p>
      <text:p text:style-name="P2"/>
      <text:p text:style-name="P3">Try two more different sounds. </text:p>
      <text:p text:style-name="P3"/>
      <text:p text:style-name="P3"/>
      <text:p text:style-name="P3">Task B. Choose one of the following sounds. You'll receive an random example of the sound. Then you'll try use the software to find other samples of this sound. </text:p>
      <text:p text:style-name="P3"/>
      <text:p text:style-name="P3">Try two more different sounds.</text:p>
      <text:p text:style-name="P3"/>
      <text:p text:style-name="P3">[How to use] After you provide <text:span text:style-name="T1">one or more</text:span> examples and hit SEARCH, you'll see a number of proposed results, sorted by relevance determined by the software. For each result, you can play it, <text:s/>accept or reject it, or <text:span text:style-name="T1">just </text:span>leave it alone. <text:span text:style-name="T1">Once</text:span> you <text:span text:style-name="T1">have</text:span> accept or rejected some results, you can hit SEARCH again, and <text:span text:style-name="T1">you'll </text:span>be prompted with a different set of resul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5T20:28:24.740221168</meta:creation-date>
    <dc:date>2016-01-09T01:54:56.505160402</dc:date>
    <meta:editing-duration>P5DT16H20M3S</meta:editing-duration>
    <meta:editing-cycles>5</meta:editing-cycles>
    <meta:generator>LibreOffice/4.2.8.2$Linux_X86_64 LibreOffice_project/420m0$Build-2</meta:generator>
    <meta:document-statistic meta:table-count="0" meta:image-count="0" meta:object-count="0" meta:page-count="1" meta:paragraph-count="16" meta:word-count="219" meta:character-count="1277" meta:non-whitespace-character-count="1067"/>
  </office:meta>
</office:document-meta>
</file>